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iffo nepo</text:p>
      <text:p text:style-name="Standard"/>
      <text:p text:style-name="Standard">grosse Ände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ke Miedaner</meta:initial-creator>
    <meta:creation-date>2016-06-24T11:55:46.82</meta:creation-date>
    <dc:date>2016-06-24T11:59:39.68</dc:date>
    <dc:creator>Marianne Wolff</dc:creator>
    <meta:editing-duration>PT1M11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" meta:word-count="4" meta:character-count="26"/>
  </office:meta>
</office:document-meta>
</file>